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68da" officeooo:paragraph-rsid="001568da"/>
    </style:style>
    <style:style style:name="P2" style:family="paragraph" style:parent-style-name="Standard">
      <style:text-properties officeooo:rsid="001568da" officeooo:paragraph-rsid="001568da"/>
    </style:style>
    <style:style style:name="T1" style:family="text">
      <style:text-properties officeooo:rsid="0016d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um Anfang der Liste gehen</text:p>
      <text:p text:style-name="P1">Wiederholen, bis die ID des akt. TN der gesuchten entspricht:</text:p>
      <text:p text:style-name="P1"><text:tab/>zum nächsten gehen</text:p>
      <text:p text:style-name="P1"/>
      <text:p text:style-name="P1">Falls dessen Zeit 0 ist, oder dessen Zeit größer als neue Zeit ist:</text:p>
      <text:p text:style-name="P1"/>
      <text:p text:style-name="P1"><text:tab/>Zeit des TN auf neue Zeit ändern</text:p>
      <text:p text:style-name="P1"/>
      <text:p text:style-name="P1">Falls Zeit geändert wurde:</text:p>
      <text:p text:style-name="P1"/>
      <text:p text:style-name="P1"><text:tab/>Merke den Teilnehmer</text:p>
      <text:p text:style-name="P1"><text:tab/>Lösche ihn aus der Liste</text:p>
      <text:p text:style-name="P1"><text:tab/>Zum Anfang der Liste gehen</text:p>
      <text:p text:style-name="P1"><text:tab/>Gehe durch die Liste der TN durch:</text:p>
      <text:p text:style-name="P1"><text:tab/><text:tab/>ist Zeit des gemerkten TN &lt; als die des aktuellen,</text:p>
      <text:p text:style-name="P1"><text:tab/><text:tab/><text:tab/>vor dem aktuellen einfügen</text:p>
      <text:p text:style-name="P1"><text:s/><text:tab/><text:tab/><text:tab/>Schleife beenden</text:p>
      <text:p text:style-name="P1"><text:tab/><text:tab/>sonst</text:p>
      <text:p text:style-name="P1"><text:tab/><text:tab/><text:tab/>zum nächsten in der Liste gehen</text:p>
      <text:p text:style-name="P1"/>
      <text:p text:style-name="P1"><text:tab/><text:span text:style-name="T1">Falls TN nicht eingefügt wurde (hasAccess false)</text:span></text:p>
      <text:p text:style-name="P1"><text:tab/><text:tab/><text:span text:style-name="T1">TN Mit append anhänge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9:19:05.092000000</meta:creation-date>
    <dc:date>2021-03-11T09:51:07.306000000</dc:date>
    <meta:editing-duration>PT41M41S</meta:editing-duration>
    <meta:editing-cycles>2</meta:editing-cycles>
    <meta:generator>LibreOffice/6.2.2.2$Windows_x86 LibreOffice_project/2b840030fec2aae0fd2658d8d4f9548af4e3518d</meta:generator>
    <meta:document-statistic meta:table-count="0" meta:image-count="0" meta:object-count="0" meta:page-count="1" meta:paragraph-count="17" meta:word-count="96" meta:character-count="555" meta:non-whitespace-character-count="453"/>
  </office:meta>
</office:document-meta>
</file>